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f61" officeooo:paragraph-rsid="0002b161"/>
    </style:style>
    <style:style style:name="P2" style:family="paragraph" style:parent-style-name="Standard">
      <style:text-properties officeooo:rsid="001aaf61" officeooo:paragraph-rsid="000335bf"/>
    </style:style>
    <style:style style:name="P3" style:family="paragraph" style:parent-style-name="Standard">
      <style:text-properties officeooo:rsid="001aaf61" officeooo:paragraph-rsid="00048e68"/>
    </style:style>
    <style:style style:name="P4" style:family="paragraph" style:parent-style-name="Standard">
      <style:text-properties officeooo:rsid="001aaf61" officeooo:paragraph-rsid="0005c897"/>
    </style:style>
    <style:style style:name="P5" style:family="paragraph" style:parent-style-name="Standard">
      <style:text-properties officeooo:rsid="002b8110" officeooo:paragraph-rsid="0002b161"/>
    </style:style>
    <style:style style:name="P6" style:family="paragraph" style:parent-style-name="Standard">
      <style:text-properties officeooo:rsid="001a3c73" officeooo:paragraph-rsid="0002b161"/>
    </style:style>
    <style:style style:name="P7" style:family="paragraph" style:parent-style-name="Standard">
      <style:text-properties officeooo:rsid="001a3c73" officeooo:paragraph-rsid="000335bf"/>
    </style:style>
    <style:style style:name="P8" style:family="paragraph" style:parent-style-name="Standard">
      <style:text-properties officeooo:rsid="001a3c73" officeooo:paragraph-rsid="00048e68"/>
    </style:style>
    <style:style style:name="P9" style:family="paragraph" style:parent-style-name="Standard">
      <style:text-properties officeooo:rsid="001a3c73" officeooo:paragraph-rsid="0005c897"/>
    </style:style>
    <style:style style:name="P10" style:family="paragraph" style:parent-style-name="Standard">
      <style:text-properties officeooo:rsid="001a3c73" officeooo:paragraph-rsid="0006edb5"/>
    </style:style>
    <style:style style:name="P11" style:family="paragraph" style:parent-style-name="Standard">
      <style:text-properties officeooo:rsid="001a3c73" officeooo:paragraph-rsid="00083e08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b8110" officeooo:paragraph-rsid="0002b161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e8994" officeooo:paragraph-rsid="000335bf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d6de4" officeooo:paragraph-rsid="000335bf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dcd3b" officeooo:paragraph-rsid="000335bf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aaf61" officeooo:paragraph-rsid="00048e68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d80c0" officeooo:paragraph-rsid="00048e68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9847d" officeooo:paragraph-rsid="0005c897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6c498" officeooo:paragraph-rsid="0005c897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81aeb" officeooo:paragraph-rsid="0006edb5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f76b8" officeooo:paragraph-rsid="00083e08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3131db" officeooo:paragraph-rsid="00083e08" style:font-weight-asian="bold" style:font-weight-complex="bold"/>
    </style:style>
    <style:style style:name="P23" style:family="paragraph" style:parent-style-name="Standard">
      <style:text-properties officeooo:paragraph-rsid="0002b161"/>
    </style:style>
    <style:style style:name="P24" style:family="paragraph" style:parent-style-name="Standard">
      <style:text-properties officeooo:rsid="002e8994" officeooo:paragraph-rsid="000335bf"/>
    </style:style>
    <style:style style:name="P25" style:family="paragraph" style:parent-style-name="Standard">
      <style:text-properties officeooo:paragraph-rsid="000335bf"/>
    </style:style>
    <style:style style:name="P26" style:family="paragraph" style:parent-style-name="Standard">
      <style:text-properties officeooo:rsid="002d6de4" officeooo:paragraph-rsid="000335bf"/>
    </style:style>
    <style:style style:name="P27" style:family="paragraph" style:parent-style-name="Standard">
      <style:text-properties officeooo:rsid="001dcd3b" officeooo:paragraph-rsid="000335bf"/>
    </style:style>
    <style:style style:name="P28" style:family="paragraph" style:parent-style-name="Standard">
      <style:text-properties officeooo:paragraph-rsid="00048e68"/>
    </style:style>
    <style:style style:name="P29" style:family="paragraph" style:parent-style-name="Standard">
      <style:text-properties officeooo:rsid="001d80c0" officeooo:paragraph-rsid="00048e68"/>
    </style:style>
    <style:style style:name="P30" style:family="paragraph" style:parent-style-name="Standard">
      <style:text-properties fo:font-weight="bold" officeooo:rsid="002fedc8" officeooo:paragraph-rsid="00083e08" style:font-weight-asian="bold" style:font-weight-complex="bold"/>
    </style:style>
    <style:style style:name="P31" style:family="paragraph" style:parent-style-name="Standard">
      <style:text-properties fo:font-weight="bold" officeooo:rsid="003131db" officeooo:paragraph-rsid="00083e08" style:font-weight-asian="bold" style:font-weight-complex="bold"/>
    </style:style>
    <style:style style:name="P32" style:family="paragraph" style:parent-style-name="Standard">
      <style:text-properties fo:font-weight="bold" officeooo:rsid="00083e08" officeooo:paragraph-rsid="00083e08" style:font-weight-asian="bold" style:font-weight-complex="bold"/>
    </style:style>
    <style:style style:name="P33" style:family="paragraph" style:parent-style-name="Standard">
      <style:text-properties fo:font-weight="bold" officeooo:rsid="00083e08" officeooo:paragraph-rsid="000cb429" style:font-weight-asian="bold" style:font-weight-complex="bold"/>
    </style:style>
    <style:style style:name="P34" style:family="paragraph" style:parent-style-name="Standard">
      <style:text-properties officeooo:rsid="0005c897" officeooo:paragraph-rsid="0005c897"/>
    </style:style>
    <style:style style:name="P35" style:family="paragraph" style:parent-style-name="Standard">
      <style:text-properties officeooo:paragraph-rsid="0005c897"/>
    </style:style>
    <style:style style:name="P36" style:family="paragraph" style:parent-style-name="Standard">
      <style:text-properties fo:font-weight="normal" officeooo:paragraph-rsid="0005c897" style:font-weight-asian="normal" style:font-weight-complex="normal"/>
    </style:style>
    <style:style style:name="P37" style:family="paragraph" style:parent-style-name="Standard">
      <style:text-properties fo:font-weight="normal" officeooo:rsid="001a3c73" officeooo:paragraph-rsid="0005c897" style:font-weight-asian="normal" style:font-weight-complex="normal"/>
    </style:style>
    <style:style style:name="P38" style:family="paragraph" style:parent-style-name="Standard">
      <style:text-properties fo:font-weight="normal" officeooo:rsid="001a3c73" officeooo:paragraph-rsid="00083e08" style:font-weight-asian="normal" style:font-weight-complex="normal"/>
    </style:style>
    <style:style style:name="P39" style:family="paragraph" style:parent-style-name="Standard">
      <style:text-properties fo:font-weight="normal" officeooo:rsid="001a3c73" officeooo:paragraph-rsid="000cb429" style:font-weight-asian="normal" style:font-weight-complex="normal"/>
    </style:style>
    <style:style style:name="P40" style:family="paragraph" style:parent-style-name="Standard">
      <style:text-properties fo:font-weight="normal" officeooo:rsid="001aaf61" officeooo:paragraph-rsid="0005c897" style:font-weight-asian="normal" style:font-weight-complex="normal"/>
    </style:style>
    <style:style style:name="P41" style:family="paragraph" style:parent-style-name="Standard">
      <style:text-properties fo:font-weight="normal" officeooo:rsid="001aaf61" officeooo:paragraph-rsid="0006edb5" style:font-weight-asian="normal" style:font-weight-complex="normal"/>
    </style:style>
    <style:style style:name="P42" style:family="paragraph" style:parent-style-name="Standard">
      <style:text-properties fo:font-weight="normal" officeooo:rsid="001aaf61" officeooo:paragraph-rsid="00083e08" style:font-weight-asian="normal" style:font-weight-complex="normal"/>
    </style:style>
    <style:style style:name="P43" style:family="paragraph" style:parent-style-name="Standard">
      <style:text-properties fo:font-weight="normal" officeooo:rsid="002fedc8" officeooo:paragraph-rsid="00083e08" style:font-weight-asian="normal" style:font-weight-complex="normal"/>
    </style:style>
    <style:style style:name="P44" style:family="paragraph" style:parent-style-name="Standard">
      <style:text-properties fo:font-weight="normal" officeooo:rsid="003131db" officeooo:paragraph-rsid="00083e08" style:font-weight-asian="normal" style:font-weight-complex="normal"/>
    </style:style>
    <style:style style:name="P45" style:family="paragraph" style:parent-style-name="Standard">
      <style:text-properties fo:font-weight="normal" officeooo:paragraph-rsid="00083e08" style:font-weight-asian="normal" style:font-weight-complex="normal"/>
    </style:style>
    <style:style style:name="P46" style:family="paragraph" style:parent-style-name="Standard">
      <style:text-properties fo:font-weight="normal" officeooo:paragraph-rsid="000cb429" style:font-weight-asian="normal" style:font-weight-complex="normal"/>
    </style:style>
    <style:style style:name="P47" style:family="paragraph" style:parent-style-name="Standard">
      <style:text-properties officeooo:rsid="0019847d" officeooo:paragraph-rsid="0005c897"/>
    </style:style>
    <style:style style:name="P48" style:family="paragraph" style:parent-style-name="Standard">
      <style:text-properties officeooo:rsid="0026c498" officeooo:paragraph-rsid="0005c897"/>
    </style:style>
    <style:style style:name="P49" style:family="paragraph" style:parent-style-name="Standard">
      <style:text-properties officeooo:rsid="00281aeb" officeooo:paragraph-rsid="0006edb5"/>
    </style:style>
    <style:style style:name="P50" style:family="paragraph" style:parent-style-name="Standard">
      <style:text-properties officeooo:paragraph-rsid="0006edb5"/>
    </style:style>
    <style:style style:name="P51" style:family="paragraph" style:parent-style-name="Standard">
      <style:text-properties officeooo:rsid="002f76b8" officeooo:paragraph-rsid="00083e08"/>
    </style:style>
    <style:style style:name="P52" style:family="paragraph" style:parent-style-name="Standard">
      <style:text-properties officeooo:paragraph-rsid="00083e08"/>
    </style:style>
    <style:style style:name="P53" style:family="paragraph" style:parent-style-name="Standard">
      <style:text-properties officeooo:rsid="002fedc8" officeooo:paragraph-rsid="00083e08"/>
    </style:style>
    <style:style style:name="P54" style:family="paragraph" style:parent-style-name="Standard">
      <style:text-properties officeooo:rsid="003131db" officeooo:paragraph-rsid="00083e08"/>
    </style:style>
    <style:style style:name="P55" style:family="paragraph" style:parent-style-name="Standard">
      <style:text-properties style:text-underline-style="none" fo:font-weight="bold" officeooo:rsid="00083e08" officeooo:paragraph-rsid="00083e08" style:font-weight-asian="bold" style:font-weight-complex="bold"/>
    </style:style>
    <style:style style:name="P56" style:family="paragraph" style:parent-style-name="Standard">
      <style:text-properties style:text-underline-style="none" fo:font-weight="bold" officeooo:rsid="00083e08" officeooo:paragraph-rsid="000cb429" style:font-weight-asian="bold" style:font-weight-complex="bold"/>
    </style:style>
    <style:style style:name="P57" style:family="paragraph" style:parent-style-name="Standard">
      <style:text-properties style:text-underline-style="none" fo:font-weight="normal" officeooo:rsid="003131db" officeooo:paragraph-rsid="00083e08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3131db" officeooo:paragraph-rsid="000cb429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083e08" officeooo:paragraph-rsid="00083e08" style:font-weight-asian="normal" style:font-weight-complex="normal"/>
    </style:style>
    <style:style style:name="T1" style:family="text">
      <style:text-properties officeooo:rsid="0019847d"/>
    </style:style>
    <style:style style:name="T2" style:family="text">
      <style:text-properties officeooo:rsid="001a3c73"/>
    </style:style>
    <style:style style:name="T3" style:family="text">
      <style:text-properties officeooo:rsid="002b811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335bf"/>
    </style:style>
    <style:style style:name="T6" style:family="text">
      <style:text-properties style:text-underline-style="none" officeooo:rsid="00048e68"/>
    </style:style>
    <style:style style:name="T7" style:family="text">
      <style:text-properties style:text-underline-style="none" officeooo:rsid="0005c897"/>
    </style:style>
    <style:style style:name="T8" style:family="text">
      <style:text-properties style:text-underline-style="none" officeooo:rsid="0006edb5"/>
    </style:style>
    <style:style style:name="T9" style:family="text">
      <style:text-properties style:text-underline-style="none" officeooo:rsid="00083e0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3c73" style:font-weight-asian="bold" style:font-weight-complex="bold"/>
    </style:style>
    <style:style style:name="T12" style:family="text">
      <style:text-properties officeooo:rsid="0002b161"/>
    </style:style>
    <style:style style:name="T13" style:family="text">
      <style:text-properties officeooo:rsid="002e8994"/>
    </style:style>
    <style:style style:name="T14" style:family="text">
      <style:text-properties officeooo:rsid="000335bf"/>
    </style:style>
    <style:style style:name="T15" style:family="text">
      <style:text-properties officeooo:rsid="002d6de4"/>
    </style:style>
    <style:style style:name="T16" style:family="text">
      <style:text-properties officeooo:rsid="0024f972"/>
    </style:style>
    <style:style style:name="T17" style:family="text">
      <style:text-properties officeooo:rsid="001d80c0"/>
    </style:style>
    <style:style style:name="T18" style:family="text">
      <style:text-properties officeooo:rsid="0005c89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officeooo:rsid="0030f715"/>
    </style:style>
    <style:style style:name="T22" style:family="text">
      <style:text-properties style:text-underline-style="solid" style:text-underline-width="auto" style:text-underline-color="font-color" officeooo:rsid="000977d6"/>
    </style:style>
    <style:style style:name="T23" style:family="text">
      <style:text-properties style:text-underline-style="solid" style:text-underline-width="auto" style:text-underline-color="font-color" officeooo:rsid="000cb42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9847d" style:font-weight-asian="normal" style:font-weight-complex="normal"/>
    </style:style>
    <style:style style:name="T26" style:family="text">
      <style:text-properties fo:font-weight="normal" officeooo:rsid="002e8994" style:font-weight-asian="normal" style:font-weight-complex="normal"/>
    </style:style>
    <style:style style:name="T27" style:family="text">
      <style:text-properties fo:font-weight="normal" officeooo:rsid="000977d6" style:font-weight-asian="normal" style:font-weight-complex="normal"/>
    </style:style>
    <style:style style:name="T28" style:family="text">
      <style:text-properties fo:font-weight="normal" officeooo:rsid="000cb429" style:font-weight-asian="normal" style:font-weight-complex="normal"/>
    </style:style>
    <style:style style:name="T29" style:family="text">
      <style:text-properties officeooo:rsid="001aaf61"/>
    </style:style>
    <style:style style:name="T30" style:family="text">
      <style:text-properties officeooo:rsid="00281aeb"/>
    </style:style>
    <style:style style:name="T31" style:family="text">
      <style:text-properties officeooo:rsid="002a136f"/>
    </style:style>
    <style:style style:name="T32" style:family="text">
      <style:text-properties officeooo:rsid="0028f9a5"/>
    </style:style>
    <style:style style:name="T33" style:family="text">
      <style:text-properties officeooo:rsid="0006edb5"/>
    </style:style>
    <style:style style:name="T34" style:family="text">
      <style:text-properties officeooo:rsid="002f76b8"/>
    </style:style>
    <style:style style:name="T35" style:family="text">
      <style:text-properties officeooo:rsid="00083e08"/>
    </style:style>
    <style:style style:name="T36" style:family="text">
      <style:text-properties officeooo:rsid="0030f715"/>
    </style:style>
    <style:style style:name="T37" style:family="text">
      <style:text-properties officeooo:rsid="003131db"/>
    </style:style>
    <style:style style:name="T38" style:family="text">
      <style:text-properties officeooo:rsid="00332a28"/>
    </style:style>
    <style:style style:name="T39" style:family="text">
      <style:text-properties officeooo:rsid="00328142"/>
    </style:style>
    <style:style style:name="T40" style:family="text">
      <style:text-properties officeooo:rsid="000b0e27"/>
    </style:style>
    <style:style style:name="T41" style:family="text">
      <style:text-properties officeooo:rsid="000cb4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4">1. </text:span>ls</text:p>
      <text:p text:style-name="P5"><text:tab/><text:span text:style-name="T1">Purpose : </text:span>list files and <text:span text:style-name="T12">directories</text:span> in the current directory</text:p>
      <text:p text:style-name="P23"><text:tab/><text:span text:style-name="T2">Syntax : ls</text:span></text:p>
      <text:p text:style-name="P23"><text:tab/><text:tab/> <text:s text:c="2"/><text:span text:style-name="T12">ls -a <text:s text:c="2"/>“for listing all files”</text:span></text:p>
      <text:p text:style-name="P23"><text:tab/><text:span text:style-name="T11">eg:</text:span></text:p>
      <text:p text:style-name="P6"><text:tab/><text:tab/>input <text:s text:c="2"/>: <text:s text:c="2"/><text:span text:style-name="T3">ls ak</text:span></text:p>
      <text:p text:style-name="P1"><text:tab/><text:tab/>output : <text:s text:c="2"/>Desktop <text:s text:c="3"/>Downloads <text:s text:c="8"/>Music <text:s text:c="4"/>Public <text:s text:c="4"/>Videos</text:p>
      <text:p text:style-name="P1"><text:tab/><text:tab/><text:tab/> <text:s text:c="3"/>Documents <text:s/>Pictures <text:s/>Templates</text:p>
      <text:p text:style-name="P13"><text:span text:style-name="T5">2</text:span><text:span text:style-name="T4">. </text:span>pwd</text:p>
      <text:p text:style-name="P24"><text:tab/><text:span text:style-name="T1">Purpose : print </text:span><text:s/>present working directory</text:p>
      <text:p text:style-name="P25"><text:tab/><text:span text:style-name="T2">Syntax : pwd</text:span></text:p>
      <text:p text:style-name="P25"><text:tab/><text:span text:style-name="T11">eg:</text:span></text:p>
      <text:p text:style-name="P7"><text:tab/><text:tab/>input <text:s text:c="2"/>: <text:s text:c="2"/><text:span text:style-name="T13">pwd</text:span></text:p>
      <text:p text:style-name="P2"><text:tab/><text:tab/>output : <text:s text:c="2"/>/home/ak</text:p>
      <text:p text:style-name="P14"><text:span text:style-name="T5">3</text:span><text:span text:style-name="T4">. </text:span>mv</text:p>
      <text:p text:style-name="P26"><text:tab/><text:span text:style-name="T1">Purpose : To m</text:span>ove <text:span text:style-name="T14">a</text:span> file or directory <text:span text:style-name="T14">from one to another</text:span></text:p>
      <text:p text:style-name="P25"><text:tab/><text:span text:style-name="T2">Syntax : locate &lt;file/directory_name&gt; &lt;destination_folder&gt;</text:span></text:p>
      <text:p text:style-name="P25"><text:tab/><text:span text:style-name="T11">eg:</text:span></text:p>
      <text:p text:style-name="P7"><text:tab/><text:tab/>input <text:s text:c="2"/>: <text:s text:c="2"/><text:span text:style-name="T15">mv example1.txt <text:s/>s3/programs/</text:span></text:p>
      <text:p text:style-name="P2"><text:tab/><text:tab/>output : <text:s text:c="2"/><text:span text:style-name="T15">file example1.txt moved into programs folder</text:span></text:p>
      <text:p text:style-name="P15"><text:span text:style-name="T4">6. </text:span>cp</text:p>
      <text:p text:style-name="P27"><text:tab/><text:span text:style-name="T1">Purpose : To c</text:span>opy files and directories <text:span text:style-name="T14">from one to another</text:span></text:p>
      <text:p text:style-name="P25"><text:tab/><text:span text:style-name="T2">Syntax : cp &lt; file/directory&gt; &lt;destination file/directory&gt; </text:span></text:p>
      <text:p text:style-name="P28"><text:tab/><text:tab/> <text:s/><text:span text:style-name="T2">cp &lt;source file/directory&gt; &lt;destination file/directory&gt;</text:span> </text:p>
      <text:p text:style-name="P25"><text:tab/><text:span text:style-name="T11">eg:</text:span></text:p>
      <text:p text:style-name="P7"><text:tab/><text:tab/>input <text:s text:c="2"/>: <text:s text:c="3"/>cp <text:span text:style-name="T14">file</text:span>1.txt <text:span text:style-name="T14">fi</text:span>le2.txt</text:p>
      <text:p text:style-name="P2"><text:tab/><text:tab/>output : <text:s text:c="3"/><text:span text:style-name="T16">If there is no existing file in the folder then create a new file named <text:tab/><text:tab/><text:tab/><text:tab/> <text:s text:c="3"/>file2.txt and content in fille1.txt is saved into file2.txt .</text:span></text:p>
      <text:p text:style-name="P2"><text:tab/><text:tab/><text:tab/> <text:s text:c="3"/><text:span text:style-name="T16">If file2.txt is already exists, the content of file2.txt will over write.</text:span></text:p>
      <text:p text:style-name="P16"><text:span text:style-name="T6">7</text:span><text:span text:style-name="T4">. </text:span>cd</text:p>
      <text:p text:style-name="P3"><text:tab/><text:span text:style-name="T1">Purpose : </text:span>To <text:span text:style-name="T1">change directory</text:span></text:p>
      <text:p text:style-name="P28"><text:tab/><text:span text:style-name="T2">Syntax : cd &lt;directory path&gt;</text:span></text:p>
      <text:p text:style-name="P28"><text:tab/><text:span text:style-name="T11">eg:</text:span></text:p>
      <text:p text:style-name="P8"><text:tab/><text:tab/>input : cd Desktop</text:p>
      <text:p text:style-name="P3"><text:tab/><text:tab/>output : /Desktop$</text:p>
      <text:p text:style-name="P17"><text:span text:style-name="T6">8</text:span><text:span text:style-name="T4">. </text:span>cd ..</text:p>
      <text:p text:style-name="P29"><text:tab/><text:span text:style-name="T1">Purpose : To change the current worki</text:span>ng directory into parent directory</text:p>
      <text:p text:style-name="P28"><text:tab/><text:span text:style-name="T2">Syntax : cd ..</text:span></text:p>
      <text:p text:style-name="P28"/>
      <text:p text:style-name="P28"><text:tab/><text:span text:style-name="T11">eg:</text:span></text:p>
      <text:p text:style-name="P8"><text:tab/><text:tab/>input : cd ..</text:p>
      <text:p text:style-name="P3"><text:tab/><text:tab/>output :<text:span text:style-name="T18">directory changed to parent directory</text:span></text:p>
      <text:p text:style-name="P3"/>
      <text:p text:style-name="P17"><text:span text:style-name="T6">9.</text:span><text:span text:style-name="T4"> </text:span>cd /home</text:p>
      <text:p text:style-name="P3"><text:tab/><text:span text:style-name="T1">Purpose :Change </text:span>working directory into home</text:p>
      <text:p text:style-name="P28"><text:tab/><text:span text:style-name="T2">Syntax : cd /home</text:span></text:p>
      <text:p text:style-name="P28"><text:tab/><text:span text:style-name="T11">eg:</text:span></text:p>
      <text:p text:style-name="P8"><text:tab/><text:tab/>input : cd /home</text:p>
      <text:p text:style-name="P3"><text:tab/><text:tab/>output : /home$ </text:p>
      <text:p text:style-name="P17"><text:span text:style-name="T6"/></text:p>
      <text:p text:style-name="P17"><text:span text:style-name="T6"/></text:p>
      <text:p text:style-name="P17"><text:soft-page-break/><text:span text:style-name="T6">10</text:span><text:span text:style-name="T4">. </text:span>cd ~</text:p>
      <text:p text:style-name="P29"><text:tab/><text:span text:style-name="T1">Purpose : To change worki</text:span>ng directory into root directory</text:p>
      <text:p text:style-name="P28"><text:tab/><text:span text:style-name="T2">Syntax : cd ~</text:span></text:p>
      <text:p text:style-name="P28"><text:tab/><text:span text:style-name="T11">eg:</text:span></text:p>
      <text:p text:style-name="P8"><text:tab/><text:tab/>input : cd ~</text:p>
      <text:p text:style-name="P3"><text:tab/><text:tab/>output : directory changed <text:span text:style-name="T17">in</text:span>to <text:span text:style-name="T17">root directory</text:span></text:p>
      <text:p text:style-name="P34"><text:span text:style-name="T10">11.</text:span><text:span text:style-name="T20">touch</text:span></text:p>
      <text:p text:style-name="P34"><text:span text:style-name="T10"><text:tab/></text:span><text:span text:style-name="T25">Purpose : To </text:span><text:span text:style-name="T24">create a file</text:span></text:p>
      <text:p text:style-name="P36"><text:tab/><text:span text:style-name="T2">Syntax : touch &lt;file name&gt;</text:span></text:p>
      <text:p text:style-name="P36"><text:tab/><text:span text:style-name="T11">eg</text:span><text:span text:style-name="T2">:</text:span></text:p>
      <text:p text:style-name="P37"><text:tab/><text:tab/>input : <text:span text:style-name="T18">touch file1</text:span></text:p>
      <text:p text:style-name="P40"><text:tab/><text:tab/>output : <text:span text:style-name="T18">new file created as file1</text:span></text:p>
      <text:p text:style-name="P18"><text:span text:style-name="T4">1</text:span><text:span text:style-name="T7">2</text:span><text:span text:style-name="T4">. </text:span>cat</text:p>
      <text:p text:style-name="P47"><text:tab/>Purpose : To view content of file </text:p>
      <text:p text:style-name="P35"><text:span text:style-name="T2"><text:tab/>Syntax <text:s text:c="2"/>: cat &lt;file_name&gt;</text:span></text:p>
      <text:p text:style-name="P35"><text:tab/><text:span text:style-name="T11">eg:</text:span></text:p>
      <text:p text:style-name="P9"><text:tab/> <text:s text:c="3"/><text:tab/>input : cat <text:span text:style-name="T18">file1</text:span>.txt</text:p>
      <text:p text:style-name="P40"><text:tab/> <text:s text:c="2"/><text:tab/> output : <text:span text:style-name="T18">contents of file1</text:span></text:p>
      <text:p text:style-name="P19"><text:span text:style-name="T7">13</text:span><text:span text:style-name="T4">. </text:span>dd</text:p>
      <text:p text:style-name="P48"><text:tab/><text:span text:style-name="T1">Purpose : <text:s/>convert and copy a file</text:span></text:p>
      <text:p text:style-name="P35"><text:tab/><text:span text:style-name="T2">Syntax : dd if=”&lt;source file path&gt;” of=”&lt;destignation file path&gt;”</text:span></text:p>
      <text:p text:style-name="P35"><text:tab/><text:span text:style-name="T11">eg:</text:span></text:p>
      <text:p text:style-name="P9"><text:tab/><text:tab/>input <text:s text:c="2"/>: <text:s text:c="2"/>dd if=”/<text:span text:style-name="T30">Desktop/s3/a.txt” </text:span><text:s/>of=”/<text:span text:style-name="T30">Desktop</text:span>/<text:span text:style-name="T30">s4/b.doc”</text:span></text:p>
      <text:p text:style-name="P4"><text:tab/><text:tab/>output : <text:s text:c="2"/>0+1 records in</text:p>
      <text:p text:style-name="P40"><text:tab/><text:tab/><text:tab/> <text:s text:c="3"/>0+1 records out</text:p>
      <text:p text:style-name="P20"><text:span text:style-name="T8">14</text:span><text:span text:style-name="T4">. </text:span><text:span text:style-name="T32">ln</text:span></text:p>
      <text:p text:style-name="P49"><text:tab/><text:span text:style-name="T1">Purpose : creates links between files</text:span></text:p>
      <text:p text:style-name="P50"><text:tab/><text:span text:style-name="T2">Syntax : in &lt;file1&gt; &lt;file2&gt;</text:span></text:p>
      <text:p text:style-name="P50"><text:tab/><text:span text:style-name="T11">eg:</text:span></text:p>
      <text:p text:style-name="P10"><text:tab/><text:tab/>input <text:s text:c="2"/>: <text:s text:c="3"/><text:span text:style-name="T31">ls fi</text:span>le1.txt <text:span text:style-name="T33">fi</text:span>le2.txt</text:p>
      <text:p text:style-name="P41"><text:tab/><text:tab/>output : <text:s text:c="3"/><text:span text:style-name="T31">This will create link from file1 to file2</text:span></text:p>
      <text:p text:style-name="P21"><text:span text:style-name="T4">1</text:span><text:span text:style-name="T9">5</text:span><text:span text:style-name="T4">. </text:span>shutdown</text:p>
      <text:p text:style-name="P51"><text:tab/><text:span text:style-name="T13">Purpose : T</text:span>o shutdown the system</text:p>
      <text:p text:style-name="P52"><text:tab/><text:span text:style-name="T2">Syntax <text:s/>: shutdown</text:span></text:p>
      <text:p text:style-name="P52"><text:tab/><text:span text:style-name="T11">eg:</text:span></text:p>
      <text:p text:style-name="P11"><text:tab/><text:tab/>input <text:s text:c="2"/>: <text:s text:c="2"/><text:span text:style-name="T34">shutdown</text:span></text:p>
      <text:p text:style-name="P42"><text:tab/><text:tab/>output : <text:s text:c="2"/><text:span text:style-name="T34">the system will shutdown</text:span></text:p>
      <text:p text:style-name="P30"><text:span text:style-name="T4">15. <text:s/></text:span><text:span text:style-name="T21">Redirecting symbols :</text:span><text:span text:style-name="T36"> </text:span>&gt; , &gt;&gt; , &lt;</text:p>
      <text:p text:style-name="P53"><text:tab/>Purpose : To write an output result into a file or read fil<text:span text:style-name="T35">e</text:span> content into terminal</text:p>
      <text:p text:style-name="P53"><text:tab/>Syntax : These are used with other linux command</text:p>
      <text:p text:style-name="P53"><text:tab/><text:span text:style-name="T10">eg:</text:span></text:p>
      <text:p text:style-name="P53"><text:tab/><text:tab/>input : ls &gt; filename</text:p>
      <text:p text:style-name="P53"><text:tab/><text:tab/>output : this will write output of ls command into file</text:p>
      <text:p text:style-name="P53"/>
      <text:p text:style-name="P53"><text:tab/><text:tab/>input : cat &gt;&gt; file1</text:p>
      <text:p text:style-name="P53"><text:tab/><text:tab/>output : if a file <text:s/>with file name ‘file1’ exists it will append into the existing file. Else <text:s text:c="2"/><text:tab/><text:tab/>a new file with file name ‘file1’ will create and the content will write into that file.</text:p>
      <text:p text:style-name="P53"/>
      <text:p text:style-name="P43"><text:tab/><text:tab/><text:span text:style-name="T36">i</text:span>nput : <text:span text:style-name="T36">cat &lt; file1</text:span></text:p>
      <text:p text:style-name="P43"><text:tab/><text:tab/><text:span text:style-name="T36">output : this will take in</text:span>put for cat command <text:span text:style-name="T36">from file named file1</text:span></text:p>
      <text:p text:style-name="P22"><text:span text:style-name="T4">16. </text:span>sort</text:p>
      <text:p text:style-name="P54"><text:tab/><text:span text:style-name="T13">Purpose : </text:span>to sort contents in the file</text:p>
      <text:p text:style-name="P52"><text:tab/><text:span text:style-name="T2">Syntax : sort [-r] &lt;file_name&gt; <text:s/>, -r will sort the contents in reverse order</text:span></text:p>
      <text:p text:style-name="P52"><text:tab/><text:span text:style-name="T11">eg:</text:span></text:p>
      <text:p text:style-name="P11"><text:tab/><text:tab/>input <text:s text:c="2"/>: <text:s/><text:span text:style-name="T37">sort file1</text:span></text:p>
      <text:p text:style-name="P44"><text:span text:style-name="T29"><text:tab/><text:tab/>output : <text:s/></text:span>this will sort lines in the file1 and display</text:p>
      <text:p text:style-name="P31"/>
      <text:p text:style-name="P31"><text:soft-page-break/>17. <text:span text:style-name="T19">Pipelining </text:span>: <text:s text:c="2"/>|</text:p>
      <text:p text:style-name="P54"><text:tab/><text:tab/><text:span text:style-name="T13">Purpose : </text:span>to connect to more commands and give output instead for typing multiple <text:tab/><text:tab/><text:tab/> <text:s text:c="2"/>commands.</text:p>
      <text:p text:style-name="P52"><text:tab/><text:tab/><text:span text:style-name="T2">Syntax : &lt;command 1&gt; | &lt;command 2&gt; | &lt;command 3&gt; </text:span></text:p>
      <text:p text:style-name="P52"><text:tab/><text:tab/><text:span text:style-name="T11">eg:</text:span></text:p>
      <text:p text:style-name="P11"><text:tab/><text:tab/><text:tab/>input <text:s text:c="2"/>: <text:s/><text:span text:style-name="T39">ls | sort </text:span></text:p>
      <text:p text:style-name="P44"><text:span text:style-name="T29"><text:tab/><text:tab/><text:tab/>output : <text:s/></text:span>this will sor<text:span text:style-name="T38">t the output of the command ‘ls’ and display in terminal</text:span></text:p>
      <text:p text:style-name="P32">18. <text:span text:style-name="T19">mkdir</text:span></text:p>
      <text:p text:style-name="P55"><text:tab/><text:span text:style-name="T26">Purpose : </text:span><text:span text:style-name="T24">creates new directory</text:span></text:p>
      <text:p text:style-name="P45"><text:tab/><text:span text:style-name="T2">Syntax : mkdir &lt;directory name&gt; </text:span></text:p>
      <text:p text:style-name="P45"><text:tab/><text:tab/><text:span text:style-name="T11">eg:</text:span></text:p>
      <text:p text:style-name="P38"><text:tab/><text:tab/><text:tab/>input <text:s text:c="2"/>: <text:s/><text:span text:style-name="T35">mkdir s4</text:span></text:p>
      <text:p text:style-name="P57"><text:span text:style-name="T29"><text:tab/><text:tab/><text:tab/>output : <text:s/>creates a directory named s4</text:span></text:p>
      <text:p text:style-name="P32">19.<text:span text:style-name="T24"> </text:span><text:span text:style-name="T19">rmdir</text:span></text:p>
      <text:p text:style-name="P55"><text:tab/><text:span text:style-name="T26">Purpose : </text:span><text:span text:style-name="T24">to delete a directory</text:span></text:p>
      <text:p text:style-name="P45"><text:tab/><text:span text:style-name="T2">Syntax : rmdir &lt;directory name&gt; </text:span></text:p>
      <text:p text:style-name="P45"><text:tab/><text:tab/><text:span text:style-name="T11">eg:</text:span></text:p>
      <text:p text:style-name="P38"><text:tab/><text:tab/><text:tab/>input <text:s text:c="2"/>: <text:s/><text:span text:style-name="T35">rmdir s4</text:span></text:p>
      <text:p text:style-name="P57"><text:span text:style-name="T29"><text:tab/><text:tab/><text:tab/>output : <text:s/>deletes directory named s4</text:span></text:p>
      <text:p text:style-name="P59"/>
      <text:p text:style-name="P32">20. <text:span text:style-name="T22">man</text:span></text:p>
      <text:p text:style-name="P55"><text:tab/><text:span text:style-name="T26">Purpose : </text:span><text:span text:style-name="T27">to get details about a command</text:span></text:p>
      <text:p text:style-name="P45"><text:tab/><text:span text:style-name="T2">Syntax : man &lt;command&gt; </text:span></text:p>
      <text:p text:style-name="P45"><text:tab/><text:tab/><text:span text:style-name="T11">eg:</text:span></text:p>
      <text:p text:style-name="P38"><text:tab/><text:tab/><text:tab/>input <text:s text:c="2"/>: <text:s/><text:span text:style-name="T40">man ls</text:span></text:p>
      <text:p text:style-name="P57"><text:span text:style-name="T29"><text:tab/><text:tab/><text:tab/>output : <text:s/>printing manual of ls on terminal</text:span></text:p>
      <text:p text:style-name="P33"><text:span text:style-name="T41">21.</text:span> <text:span text:style-name="T23">head</text:span></text:p>
      <text:p text:style-name="P56"><text:tab/><text:span text:style-name="T26">Purpose : </text:span><text:span text:style-name="T24">to </text:span><text:span text:style-name="T28">print first n lines of a file</text:span></text:p>
      <text:p text:style-name="P46"><text:tab/><text:span text:style-name="T2">Syntax : head -n &lt;number of lines wanted to print&gt; &lt;file name&gt; </text:span></text:p>
      <text:p text:style-name="P46"><text:tab/><text:tab/><text:span text:style-name="T11">eg:</text:span></text:p>
      <text:p text:style-name="P39"><text:tab/><text:tab/><text:tab/>input <text:s text:c="2"/>: <text:s/><text:span text:style-name="T41">head -n 3 file1</text:span></text:p>
      <text:p text:style-name="P58"><text:span text:style-name="T29"><text:tab/><text:tab/><text:tab/>output : <text:s/>prints first 3 lines of file1</text:span></text:p>
      <text:p text:style-name="P33"><text:span text:style-name="T41">22.</text:span> <text:span text:style-name="T23">tail</text:span></text:p>
      <text:p text:style-name="P56"><text:tab/><text:span text:style-name="T26">Purpose : </text:span><text:span text:style-name="T24">to </text:span><text:span text:style-name="T28">print last n lines of a file</text:span></text:p>
      <text:p text:style-name="P46"><text:tab/><text:span text:style-name="T2">Syntax : tail -n &lt;number of lines wanted to print&gt; &lt;file name&gt; </text:span></text:p>
      <text:p text:style-name="P46"><text:tab/><text:tab/><text:span text:style-name="T11">eg:</text:span></text:p>
      <text:p text:style-name="P39"><text:tab/><text:tab/><text:tab/>input <text:s text:c="2"/>: <text:s/><text:span text:style-name="T41">tail -n 3 file1</text:span></text:p>
      <text:p text:style-name="P58"><text:span text:style-name="T29"><text:tab/><text:tab/><text:tab/>output : <text:s/>prints last 3 lines of file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22:56:01.018472433</meta:creation-date>
    <dc:date>2019-02-09T00:08:40.199024206</dc:date>
    <meta:editing-duration>PT8M42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3" meta:paragraph-count="135" meta:word-count="736" meta:character-count="4183" meta:non-whitespace-character-count="3231"/>
  </office:meta>
</office:document-meta>
</file>